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6AF1000021F90A132B5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7d83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47d83" fo:background-color="transparent" loext:char-shading-value="0"/>
    </style:style>
    <style:style style:name="T11" style:family="text">
      <style:text-properties officeooo:rsid="002575a0" fo:background-color="transparent" loext:char-shading-value="0"/>
    </style:style>
    <style:style style:name="T12" style:family="text">
      <style:text-properties style:font-name="Courier New" fo:font-weight="bold" fo:background-color="transparent" loext:char-shading-value="0"/>
    </style:style>
    <style:style style:name="T13" style:family="text">
      <style:text-properties fo:font-style="italic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Proyecto </text:span><text:span text:style-name="T4">3</text:span><text:span text:style-name="T3">.</text:span><text:span text:style-name="T6">3</text:span><text:span text:style-name="T3">.</text:span><text:span text:style-name="T6">1</text:span><text:span text:style-name="T5">.</text:span><text:span text:style-name="T6">1</text:span><text:span text:style-name="T3">. </text:span><text:span text:style-name="T6">Poner muchas bolitas se vuelve incómodo</text:span></text:p>
      <text:p text:style-name="P6"><text:bookmark text:name="docs-internal-guid-b588ec7f-0185-e2ed-56dd-2c7d9b34a15b"/>La idea de esta actividad es poner muchas bolitas. Al principio vas a ver que, según cuántas bolitas haya que poner, eso puede ser incómodo. Por eso, es necesario que busquemos herramientas nuevas para que sea más fácil. Seguí las tareas propuestas. </text:p>
      <text:list xml:id="list2650569975306905217" text:style-name="L2">
        <text:list-item>
          <text:p text:style-name="P10"><text:span text:style-name="T9">Escribir en una hoja de papel los procedimientos </text:span><text:span text:style-name="T12">Poner5Rojas</text:span><text:span text:style-name="T9">, </text:span><text:span text:style-name="T12">Poner10Rojas </text:span><text:span text:style-name="T9">y </text:span><text:span text:style-name="T12">Poner16Rojas </text:span><text:span text:style-name="T9">que pongan 5, 10 y 16 bolitas rojas respectivamente, siempre en la celda actual. Para hacerlos, se puede utilizar el comando primitivo </text:span><text:span text:style-name="T12">Poner</text:span><text:span text:style-name="T9"> </text:span><text:span text:style-name="T11">(y también los procedimientos que definís...)</text:span></text:p>
        </text:list-item>
        <text:list-item>
          <text:p text:style-name="P10"><text:span text:style-name="T9">Luego de tener los procedimientos escritos, pas</text:span><text:span text:style-name="T10">á</text:span><text:span text:style-name="T9"> en la computadora los procedimientos que pensaste antes para poner 5, 10 y 16 bolitas, </text:span><text:span text:style-name="T10">y también </text:span><text:span text:style-name="T9">escrib</text:span><text:span text:style-name="T10">í</text:span><text:span text:style-name="T9"> procedimientos para poner 13, 28, 35 y 118 bolitas rojas respectivamente. ¡Recordá probar los procedimientos, utilizándolos para poner bolitas en celdas diferentes! El tablero final debería quedarte así:</text:span></text:p>
        </text:list-item>
      </text:list>
      <text:p text:style-name="P8"><draw:frame draw:style-name="fr1" draw:name="Image1" text:anchor-type="as-char" svg:width="8.999cm" svg:height="2.859cm" draw:z-index="0"><draw:image xlink:href="Pictures/2000000900006AF1000021F90A132B5B.svm" xlink:type="simple" xlink:show="embed" xlink:actuate="onLoad"/><svg:title>PonerMuchasSeVuelveIncomodo.png</svg:title></draw:frame></text:p>
      <text:p text:style-name="P6"/>
      <text:list xml:id="list1311971688283028878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0T18:27:25.220000000</dc:date>
    <meta:editing-duration>PT18M8S</meta:editing-duration>
    <meta:editing-cycles>19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5" meta:word-count="146" meta:character-count="944" meta:non-whitespace-character-count="803"/>
  </office:meta>
</office:document-meta>
</file>